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WITH JUNIT</text:p>
      <text:p text:style-name="P1"/>
      <text:p text:style-name="P4">CAPITULO 1 – ESCRIBIENDO LA PRIMERA PRUEBA</text:p>
      <text:p text:style-name="P4"/>
      <text:p text:style-name="P2">El primer paso para probar una porcion de codigo es seguir la ruta normal de ejecucion, es decir, seguir el caso de uso ideal del negocio. </text:p>
      <text:p text:style-name="P2"/>
      <text:p text:style-name="P2">Para establecer una prueba Junit, debo generar un metodo public no static colocando la anotacion @Test</text:p>
      <text:p text:style-name="P2"/>
      <text:p text:style-name="P4">CAPITULO 2 – ESCRITURA DE PRUEBAS UNITARIAS BIEN ESTRUCTURADAS</text:p>
      <text:p text:style-name="P4"/>
      <text:p text:style-name="P2">La estructura comun para una prueba unitaria bien estructurada es:</text:p>
      <text:p text:style-name="P2"/>
      <text:list xml:id="list5456284194813763959" text:style-name="L1">
        <text:list-item>
          <text:p text:style-name="P3">La primera seccion crea una instancia del objeto que se probara. Esto se conoce como sistema bajo prueba</text:p>
        </text:list-item>
        <text:list-item>
          <text:p text:style-name="P3">Despues de el objeto se haya inicializado, es momento de invocar la funcionalidad del sistema bajo prueba cuyo comportamiento la prueba busca verificar. A menudo este es solo un unico metodo y el resultado se almacena en una variable local. </text:p>
        </text:list-item>
        <text:list-item>
          <text:p text:style-name="P3">En la ultima seccion verificamos que el resultado realmente coincida con el comportamiento especificado.</text:p>
        </text:list-item>
        <text:list-item>
          <text:p text:style-name="P3">Una prueba deberia dejar su entorno en las mismas condiciones en que estaba antes de la ejecucion de la prueba. Debido a esto, se supone que debe limpiar cualquier estado persistente.</text:p>
        </text:list-item>
      </text:list>
      <text:p text:style-name="P2"/>
      <text:p text:style-name="P2">Esta estructura de prueba ha sido llamada por mucho como: Patron de Compilacion, operación, verificac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v </meta:initial-creator>
    <meta:creation-date>2018-01-13T12:27:58.34</meta:creation-date>
    <meta:document-statistic meta:table-count="0" meta:image-count="0" meta:object-count="0" meta:page-count="1" meta:paragraph-count="11" meta:word-count="193" meta:character-count="1171"/>
    <dc:date>2018-01-13T16:27:46.92</dc:date>
    <dc:creator>cv </dc:creator>
    <meta:editing-duration>PT29M</meta:editing-duration>
    <meta:editing-cycles>1</meta:editing-cycles>
    <meta:generator>OpenOffice/4.1.4$Win32 OpenOffice.org_project/414m5$Build-9788</meta:generator>
  </office:meta>
</office:document-meta>
</file>